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{</text:p>
      <text:p text:style-name="Normal"><text:s text:c="2"/>"rewrites": [</text:p>
      <text:p text:style-name="Normal"><text:s text:c="4"/>{ "source": "/(.*)", "destination": "/index.html" }</text:p>
      <text:p text:style-name="Normal"><text:s text:c="2"/>]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lément PAYA</meta:initial-creator>
    <dc:creator>Clément PAYA</dc:creator>
    <meta:creation-date>2026-03-29T14:03:00Z</meta:creation-date>
    <dc:date>2026-03-29T14:04:00Z</dc:date>
    <meta:template xlink:href="Normal" xlink:type="simple"/>
    <meta:editing-cycles>1</meta:editing-cycles>
    <meta:editing-duration>PT60S</meta:editing-duration>
    <meta:document-statistic meta:page-count="1" meta:paragraph-count="1" meta:word-count="12" meta:character-count="79" meta:row-count="1" meta:non-whitespace-character-count="68"/>
  </office:meta>
</office:document-meta>
</file>